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mping</text:p>
      <text:p text:style-name="Standard"/>
      <text:p text:style-name="Standard">This is a very important skill which allows players to make a safe camp (which enables the ability to log out safely) and a cookfire. At experienced level, the camping skill can be used to make safe camp and cookfire for other unskilled players, and increases the “safe” radius allowing for larger camp are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95$Win32 OpenOffice.org_project/680m95$Build-8900</meta:generator>
    <meta:initial-creator>Tim St.Clair</meta:initial-creator>
    <meta:creation-date>2005-04-25T12:11:28</meta:creation-date>
    <dc:creator>Tim St.Clair</dc:creator>
    <dc:date>2005-04-25T12:13:07</dc:date>
    <dc:language>en-AU</dc:language>
    <meta:editing-cycles>2</meta:editing-cycles>
    <meta:editing-duration>PT1M3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55" meta:character-count="316"/>
  </office:meta>
</office:document-meta>
</file>